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02708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currency" office:value="1" table:style-name="ce2">
            <text:p>1,00 €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1"/>
          <table:table-cell office:value-type="currency" office:value="-3" table:style-name="ce3">
            <text:p>3,00₴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date" office:date-value="2014-04-23T00:00:00" table:style-name="ce4">
            <text:p>Mittwoch, 23. April 201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number:currency-style style:name="N37P0" number:language="uk" number:country="UA">
      <number:number number:decimal-places="2" number:min-integer-digits="1" number:grouping="true"/>
      <number:currency-symbol number:language="uk" number:country="UA">₴</number:currency-symbol>
    </number:currency-style>
    <number:currency-style style:name="N37" number:language="uk" number:country="UA">
      <style:text-properties fo:color="#FF0000"/>
      <number:number number:decimal-places="2" number:min-integer-digits="1" number:grouping="true"/>
      <number:currency-symbol number:language="uk" number:country="UA">₴</number:currency-symbol>
      <style:map style:condition="value()&gt;=0" style:apply-style-name="N37P0"/>
    </number:currency-style>
    <number:date-style style:name="N39" number:language="de" number:country="D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eherazade</meta:initial-creator>
    <dc:creator>Sheherazade</dc:creator>
    <meta:creation-date>2014-08-21T10:05:53Z</meta:creation-date>
    <dc:date>2014-08-21T10:08:24Z</dc:date>
  </office:meta>
</office:document-meta>
</file>